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67a08" officeooo:paragraph-rsid="00167a08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330cf" officeooo:paragraph-rsid="001330c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officeooo:rsid="001330cf" officeooo:paragraph-rsid="001330c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bold" officeooo:rsid="0013d188" officeooo:paragraph-rsid="0013d18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330cf" officeooo:paragraph-rsid="001330cf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330cf" officeooo:paragraph-rsid="001330c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3d188" officeooo:paragraph-rsid="0013d188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13d188" officeooo:paragraph-rsid="00147d51" style:font-weight-asian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officeooo:paragraph-rsid="00147d51"/>
    </style:style>
    <style:style style:name="P10" style:family="paragraph" style:parent-style-name="Standard" style:list-style-name="L2">
      <style:paragraph-properties fo:text-align="start" style:justify-single-word="false"/>
      <style:text-properties officeooo:rsid="00147d51" officeooo:paragraph-rsid="00147d51"/>
    </style:style>
    <style:style style:name="P11" style:family="paragraph" style:parent-style-name="Standard">
      <style:paragraph-properties fo:text-align="start" style:justify-single-word="false"/>
      <style:text-properties officeooo:rsid="00147d51" officeooo:paragraph-rsid="00147d51"/>
    </style:style>
    <style:style style:name="P12" style:family="paragraph" style:parent-style-name="Standard">
      <style:paragraph-properties fo:text-align="start" style:justify-single-word="false"/>
      <style:text-properties officeooo:rsid="00167a08" officeooo:paragraph-rsid="00167a08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67a08" officeooo:paragraph-rsid="00167a08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743ae" officeooo:paragraph-rsid="001743ae" style:font-weight-asian="normal" style:font-weight-complex="normal"/>
    </style:style>
    <style:style style:name="T1" style:family="text">
      <style:text-properties officeooo:rsid="0013d188"/>
    </style:style>
    <style:style style:name="T2" style:family="text">
      <style:text-properties officeooo:rsid="00141b57"/>
    </style:style>
    <style:style style:name="T3" style:family="text">
      <style:text-properties officeooo:rsid="00147d51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147d51" style:font-weight-asian="normal" style:font-weight-complex="normal"/>
    </style:style>
    <style:style style:name="T7" style:family="text">
      <style:text-properties style:text-underline-style="none" officeooo:rsid="001743a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CHINE LEARNING</text:p>
      <text:p text:style-name="P2"/>
      <text:p text:style-name="P3">What is Machine Learning?</text:p>
      <text:p text:style-name="P5">Machine learning is the process through which a computer is able to learn from data without being programmed on the particular field.It is a subset of artificial intelligence.</text:p>
      <text:p text:style-name="P5"/>
      <text:p text:style-name="P5"/>
      <text:p text:style-name="P5">There are three main techniques for machine learning;</text:p>
      <text:list xml:id="list4129193568" text:style-name="L1">
        <text:list-item>
          <text:p text:style-name="P6">Supervised Learning-Here the data given to the computer has labels and features.The computer is trained to associate the features to the given label</text:p>
        </text:list-item>
        <text:list-item>
          <text:p text:style-name="P6">Unsupervised Learning-In this case,<text:span text:style-name="T1">A computer is trained with data that has no labels,the work of the computer is to identify the data with simillar features and group them together</text:span></text:p>
        </text:list-item>
        <text:list-item>
          <text:p text:style-name="P6">Reinforcement Learning-<text:span text:style-name="T1">Here a computer learns from errors.A metrics of some kind is given to the computer and the computer iterates until it has a minimal error metric.</text:span></text:p>
        </text:list-item>
      </text:list>
      <text:p text:style-name="P7">Each of the above categories has various algorithms.Here we shall start with Supervised learning</text:p>
      <text:p text:style-name="P7"/>
      <text:p text:style-name="P7">Supervised Learning</text:p>
      <text:p text:style-name="P4">1.Linear Regression</text:p>
      <text:p text:style-name="P4"/>
      <text:p text:style-name="P8">This technique is used when dealing with data that has a linear <text:s/><text:span text:style-name="T2">relationship. For</text:span> example,in ohms law,we have a linear relationship between voltage and current provided the resistance remains constant.<text:span text:style-name="T3">To obtain a plot showing this relationship;</text:span></text:p>
      <text:list xml:id="list1021044642" text:style-name="L2">
        <text:list-item>
          <text:p text:style-name="P9"><text:span text:style-name="T6">we first measure voltages and current values from our setup.We can then assign the y axis of our plot to voltages and the x axis to current.</text:span></text:p>
        </text:list-item>
        <text:list-item>
          <text:p text:style-name="P10"><text:span text:style-name="T5">We then plot the points on our graph</text:span></text:p>
        </text:list-item>
        <text:list-item>
          <text:p text:style-name="P10"><text:span text:style-name="T5">draw a line of best fit to join the points on the graph</text:span></text:p>
        </text:list-item>
      </text:list>
      <text:p text:style-name="P11"><text:span text:style-name="T5"/></text:p>
      <text:p text:style-name="P11"><text:span text:style-name="T5"/></text:p>
      <text:p text:style-name="P12"><text:span text:style-name="T5">As the line of best fit is a straight line,it follows the equation:</text:span></text:p>
      <text:p text:style-name="P12"><text:span text:style-name="T5"><text:s/></text:span></text:p>
      <text:p text:style-name="P1"><text:span text:style-name="T4">y=mx + b,where m is the gradient,</text:span></text:p>
      <text:p text:style-name="P1"><text:span text:style-name="T4"><text:tab/> <text:s text:c="15"/>y and x the data points,</text:span></text:p>
      <text:p text:style-name="P1"><text:span text:style-name="T4"><text:tab/><text:tab/> <text:s text:c="4"/>b the y-intercept</text:span></text:p>
      <text:p text:style-name="P13"><text:span text:style-name="T4">As we are leaving in the computer age,all the above steps can be done on a computer through a script. We shall be using python programming language </text:span><text:span text:style-name="T7">and its various libraries namely,numpy,matplotlib and pandas.</text:span></text:p>
      <text:p text:style-name="P13"><text:span text:style-name="T7"/></text:p>
      <text:p text:style-name="P14"><text:span text:style-name="T4">Example 1:House Price Prediction Based on Size</text:span></text:p>
      <text:p text:style-name="P14"><text:span text:style-name="T4"/></text:p>
      <text:p text:style-name="P14"><text:span text:style-name="T4">For Univariate data</text:span></text:p>
      <text:p text:style-name="P14"><text:span text:style-name="T4">This is data with only one feature.</text:span></text:p>
      <text:p text:style-name="P7"><text:soft-page-break/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1T16:17:03.794794225</meta:creation-date>
    <dc:date>2018-08-11T17:33:51.952314933</dc:date>
    <meta:editing-duration>PT13M27S</meta:editing-duration>
    <meta:editing-cycles>1</meta:editing-cycles>
    <meta:document-statistic meta:table-count="0" meta:image-count="0" meta:object-count="0" meta:page-count="2" meta:paragraph-count="23" meta:word-count="309" meta:character-count="1863" meta:non-whitespace-character-count="1556"/>
    <meta:generator>LibreOffice/6.0.3.2$Linux_X86_64 LibreOffice_project/00m0$Build-2</meta:generator>
  </office:meta>
</office:document-meta>
</file>